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1f3c7" officeooo:paragraph-rsid="0011f3c7"/>
    </style:style>
    <style:style style:name="P2" style:family="paragraph" style:parent-style-name="Text_20_body">
      <style:text-properties officeooo:paragraph-rsid="000fa8a2"/>
    </style:style>
    <style:style style:name="P3" style:family="paragraph" style:parent-style-name="Text_20_body">
      <style:text-properties officeooo:rsid="00142a42" officeooo:paragraph-rsid="00156b82"/>
    </style:style>
    <style:style style:name="P4" style:family="paragraph" style:parent-style-name="Text_20_body">
      <style:text-properties officeooo:rsid="001c3924" officeooo:paragraph-rsid="001c3924"/>
    </style:style>
    <style:style style:name="P5" style:family="paragraph" style:parent-style-name="Text_20_body">
      <style:text-properties officeooo:rsid="00102992" officeooo:paragraph-rsid="00102992"/>
    </style:style>
    <style:style style:name="P6" style:family="paragraph" style:parent-style-name="Text_20_body">
      <style:text-properties fo:font-weight="normal" officeooo:rsid="0012e65e" officeooo:paragraph-rsid="0012e65e" style:font-weight-asian="normal" style:font-weight-complex="normal"/>
    </style:style>
    <style:style style:name="P7" style:family="paragraph" style:parent-style-name="Text_20_body">
      <style:text-properties officeooo:rsid="0018d29a" officeooo:paragraph-rsid="0018d29a"/>
    </style:style>
    <style:style style:name="P8" style:family="paragraph" style:parent-style-name="Contents_20_1" style:master-page-name="">
      <style:paragraph-properties style:page-number="auto">
        <style:tab-stops/>
      </style:paragraph-properties>
    </style:style>
    <style:style style:name="P9" style:family="paragraph" style:parent-style-name="Text_20_body" style:list-style-name="L2">
      <style:text-properties fo:font-weight="bold" officeooo:rsid="001e9ca9" officeooo:paragraph-rsid="001e9ca9" style:font-weight-asian="bold" style:font-weight-complex="bold"/>
    </style:style>
    <style:style style:name="P10" style:family="paragraph" style:parent-style-name="Text_20_body" style:list-style-name="L3">
      <style:text-properties fo:font-weight="bold" officeooo:rsid="0018d29a" officeooo:paragraph-rsid="0018d29a" style:font-weight-asian="bold" style:font-weight-complex="bold"/>
    </style:style>
    <style:style style:name="P11" style:family="paragraph" style:parent-style-name="Text_20_body" style:list-style-name="L2">
      <style:text-properties fo:font-weight="normal" officeooo:rsid="001e9ca9" officeooo:paragraph-rsid="001e9ca9" style:font-weight-asian="normal" style:font-weight-complex="normal"/>
    </style:style>
    <style:style style:name="P12" style:family="paragraph" style:parent-style-name="Text_20_body" style:list-style-name="L2">
      <style:text-properties fo:font-weight="normal" officeooo:rsid="001fca86" officeooo:paragraph-rsid="001fca86" style:font-weight-asian="normal" style:font-weight-complex="normal"/>
    </style:style>
    <style:style style:name="P13" style:family="paragraph" style:parent-style-name="Text_20_body" style:list-style-name="L3">
      <style:text-properties officeooo:rsid="0018d29a" officeooo:paragraph-rsid="0018d29a"/>
    </style:style>
    <style:style style:name="P14" style:family="paragraph" style:parent-style-name="Text_20_body" style:list-style-name="L3">
      <style:text-properties officeooo:rsid="001a6030" officeooo:paragraph-rsid="001a6030"/>
    </style:style>
    <style:style style:name="P15" style:family="paragraph" style:parent-style-name="Text_20_body" style:list-style-name="L3">
      <style:text-properties officeooo:rsid="001b3e41" officeooo:paragraph-rsid="001b3e41"/>
    </style:style>
    <style:style style:name="P16" style:family="paragraph" style:parent-style-name="Text_20_body" style:list-style-name="L4">
      <style:text-properties officeooo:rsid="001d3cb2" officeooo:paragraph-rsid="001d3cb2"/>
    </style:style>
    <style:style style:name="P17" style:family="paragraph" style:parent-style-name="Text_20_body" style:list-style-name="L1" style:master-page-name="">
      <loext:graphic-properties draw:fill="none"/>
      <style:paragraph-properties fo:margin-left="3cm" fo:margin-right="0cm" fo:margin-top="0cm" fo:margin-bottom="0.212cm" loext:contextual-spacing="false" fo:text-indent="-0.6cm" style:auto-text-indent="false" style:page-number="auto" fo:background-color="transparent">
        <style:tab-stops/>
      </style:paragraph-properties>
      <style:text-properties officeooo:paragraph-rsid="0011f3c7"/>
    </style:style>
    <style:style style:name="P18" style:family="paragraph" style:parent-style-name="Text_20_body" style:list-style-name="L1">
      <loext:graphic-properties draw:fill="none"/>
      <style:paragraph-properties fo:margin-left="3cm" fo:margin-right="0cm" fo:margin-top="0cm" fo:margin-bottom="0.212cm" loext:contextual-spacing="false" fo:text-indent="-0.6cm" style:auto-text-indent="false" fo:background-color="transparent">
        <style:tab-stops/>
      </style:paragraph-properties>
      <style:text-properties fo:font-weight="bold" officeooo:rsid="0011f3c7" officeooo:paragraph-rsid="0011f3c7" style:font-weight-asian="bold" style:font-weight-complex="bold"/>
    </style:style>
    <style:style style:name="P19" style:family="paragraph" style:parent-style-name="Heading_20_1">
      <style:text-properties officeooo:rsid="00138204" officeooo:paragraph-rsid="00138204"/>
    </style:style>
    <style:style style:name="P20" style:family="paragraph" style:parent-style-name="Heading_20_1">
      <style:text-properties officeooo:rsid="001d3cb2" officeooo:paragraph-rsid="001d3cb2"/>
    </style:style>
    <style:style style:name="P21" style:family="paragraph" style:parent-style-name="Heading_20_2">
      <style:text-properties officeooo:rsid="00142a42" officeooo:paragraph-rsid="00142a42"/>
    </style:style>
    <style:style style:name="T1" style:family="text">
      <style:text-properties officeooo:rsid="000fa8a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f3c7" style:font-weight-asian="normal" style:font-weight-complex="normal"/>
    </style:style>
    <style:style style:name="T4" style:family="text">
      <style:text-properties fo:font-weight="normal" officeooo:rsid="0016954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f3c7" style:font-weight-asian="bold" style:font-weight-complex="bold"/>
    </style:style>
    <style:style style:name="T7" style:family="text">
      <style:text-properties fo:font-weight="bold" officeooo:rsid="00156b82" style:font-weight-asian="bold" style:font-weight-complex="bold"/>
    </style:style>
    <style:style style:name="T8" style:family="text">
      <style:text-properties officeooo:rsid="00156b82"/>
    </style:style>
    <style:style style:name="T9" style:family="text">
      <style:text-properties officeooo:rsid="001bc15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13938" style:font-style-asian="normal" style:font-style-complex="normal"/>
    </style:style>
    <style:style style:name="T13" style:family="text">
      <style:text-properties officeooo:rsid="0021393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_Toc135_68498903" text:style-name="Index_20_Link" text:visited-style-name="Index_20_Link">Español</text:a></text:p>
        </text:index-body>
      </text:table-of-content>
      <text:p text:style-name="P2"/>
      <text:h text:style-name="P19" text:outline-level="1">Español</text:h>
      <text:h text:style-name="Heading_20_2" text:outline-level="2">Información del programa:</text:h>
      <text:p text:style-name="P2"><text:span text:style-name="T1">Este programa es open source y se distribuye bajo la licencia GPLv2. El código fuente lo puedes descargar desde mi página de </text:span><text:a xlink:type="simple" xlink:href="https://bitbucket.org/Danixu86/openvpn-portable" text:style-name="Internet_20_link" text:visited-style-name="Visited_20_Internet_20_Link"><text:span text:style-name="T1">Bitbucket</text:span></text:a><text:span text:style-name="T1">.</text:span></text:p>
      <text:p text:style-name="P5">Este programa permite llevar en un pendrive o similar tus VPN favoritas y ejecutarlas sin necesidad de instalarlo en el ordenador. Debido a que openvpn necesita de un adaptador de red virtual, el portable necesitará de permisos de administrador para instalar los controladores necesarios en el caso de que no estén instalados.</text:p>
      <text:p text:style-name="P1">El portable incluye dos versiones del programa:</text:p>
      <text:list xml:id="list844780366299739721" text:style-name="L1">
        <text:list-item>
          <text:p text:style-name="P17"><text:span text:style-name="T6">OpenVPNPortable:</text:span><text:span text:style-name="T3"> El ejecutable del programa para usuarios normales. Sólo necesitará permisos de administrador en caso de tener que instalar el controlador de la tarjeta de red virtual-</text:span></text:p>
        </text:list-item>
        <text:list-item>
          <text:p text:style-name="P18">OpenVPNPortable_Admin:<text:span text:style-name="T2"> Es exactamente igual que el otro solo que es ejecutado directamente como administrador. Esta versión es útil para usuarios que necesiten crear rutas de red </text:span><text:span text:style-name="T4">por ejemplo</text:span><text:span text:style-name="T2"> y que el de arriba les falle si no dan click derecho y ejecutan como administrador (el comando route por ejemplo sólo funciona como administrador).</text:span></text:p>
        </text:list-item>
      </text:list>
      <text:p text:style-name="P6">También incluye dos versiones del OpenVPN dependiendo de si el OS es XP o Vista y superiores.</text:p>
      <text:h text:style-name="P21" text:outline-level="2">Autores</text:h>
      <text:p text:style-name="P3">Este programa fue creado originalmente por <text:span text:style-name="T7">Mathias Sundman</text:span><text:span text:style-name="T8"> y </text:span><text:span text:style-name="T7">Lukas Landis</text:span><text:span text:style-name="T8">, por lo que la mayor parte del mérito va para ellos. Yo sólo he cogido su </text:span><text:a xlink:type="simple" xlink:href="http://sourceforge.net/projects/ovpnp/" text:style-name="Internet_20_link" text:visited-style-name="Visited_20_Internet_20_Link"><text:span text:style-name="T8">código fuente</text:span></text:a><text:span text:style-name="T8"> y le he hecho algunas pequeñas modificaciones (1.8.4 en adelante).</text:span></text:p>
      <text:h text:style-name="Heading_20_2" text:outline-level="2">Changelog</text:h>
      <text:p text:style-name="P7">Desde la versión 1.8.2 hacia atrás no hay datos de los cambios.</text:p>
      <text:list xml:id="list8444163050902221233" text:style-name="L2">
        <text:list-item>
          <text:p text:style-name="P9">1.9.0</text:p>
          <text:list>
            <text:list-item>
              <text:p text:style-name="P11">Debido a ciertos problemas con la instalación del driver, se han separado los scripts de instalación y desinstalación a ejecutables aparte</text:p>
            </text:list-item>
            <text:list-item>
              <text:p text:style-name="P11">Se ha optimizado y limpiado el código fuente</text:p>
            </text:list-item>
            <text:list-item>
              <text:p text:style-name="P11">Ahora sólo desinstala el driver del interfaz de red virtual si lo ha instalado antes. Útil si ya tienes una instalación existente de OpenVPN.</text:p>
            </text:list-item>
            <text:list-item>
              <text:p text:style-name="P11">Se ha movido el archivo de configuración a la carpeta Data.</text:p>
            </text:list-item>
            <text:list-item>
              <text:p text:style-name="P11">Se han empezado a implementar ficheros logs en los diferentes programas para ayudar a detectar problemas (de momento sólo instalación del driver).</text:p>
            </text:list-item>
            <text:list-item>
              <text:p text:style-name="P12">Se ha preparado la aplicación para cumplir el estándar de la web PortableApps.com</text:p>
            </text:list-item>
          </text:list>
        </text:list-item>
      </text:list>
      <text:list xml:id="list5386946211326497780" text:style-name="L3">
        <text:list-item>
          <text:p text:style-name="P10">1.8.4</text:p>
          <text:list>
            <text:list-item>
              <text:p text:style-name="P13">Se ha cambiado el sitio de descargas a mi bitbucket</text:p>
            </text:list-item>
            <text:list-item>
              <text:p text:style-name="P13">Se ha creado una opción en el instalador para permitir seleccionar los componentes a instalar</text:p>
            </text:list-item>
            <text:list-item>
              <text:p text:style-name="P13">Se ha actualizado la versión de OpenVPN a la 2.3.8</text:p>
            </text:list-item>
            <text:list-item>
              <text:p text:style-name="P14">Se han añadido ambas versiones de OpenVPN (XP y Vista+) para que dependiendo del OS ejecute una u otra</text:p>
            </text:list-item>
            <text:list-item>
              <text:p text:style-name="P15">Se ha añadido la versión "Admin" para ejecutarlo siempre como administrador</text:p>
            </text:list-item>
            <text:list-item>
              <text:p text:style-name="P14">Se ha añadido la traducción al Español (sólo instalador y portable)</text:p>
            </text:list-item>
            <text:list-item>
              <text:p text:style-name="P14">El portable ahora comprueba si se ha creado la interfaz de red virtual antes de abrir el programa</text:p>
            </text:list-item>
            <text:list-item>
              <text:p text:style-name="P14">El portable ahora comprueba si hay archivos de configuración independientemente de si hay archivo ini o no</text:p>
            </text:list-item>
            <text:list-item>
              <text:p text:style-name="P14">Se ha cambiado la imagen de inicio <text:span text:style-name="T9">y el icono del programa</text:span></text:p>
            </text:list-item>
          </text:list>
        </text:list-item>
        <text:list-item>
          <text:p text:style-name="P10">1.8.3_beta</text:p>
          <text:list>
            <text:list-item>
              <text:p text:style-name="P13">No sé que cambios tendrá. Los autores no los documentaron.</text:p>
            </text:list-item>
          </text:list>
        </text:list-item>
        <text:list-item>
          <text:p text:style-name="P10">1.8.2</text:p>
          <text:list>
            <text:list-item>
              <text:p text:style-name="P13">Opción de línea de comandos para remplazar la URL por defecto para descargar los binarios del OpenVPN</text:p>
            </text:list-item>
            <text:list-item>
              <text:p text:style-name="P13">Arreglada la instalación del driver en sistemas operativos de 64 bits</text:p>
            </text:list-item>
          </text:list>
        </text:list-item>
      </text:list>
      <text:h text:style-name="Heading_20_1" text:outline-level="1">Uso</text:h>
      <text:p text:style-name="P4">El uso de este programa es como el del própio OpenVPN, simplemente ponemos los ficheros de configuración con extensión OVPN y todos los ficheros necesarios en la carpeta <text:span text:style-name="T5">data\config</text:span>. Una vez hecho sólo tendremos que abrir el portable y nos saldrá un icono en la bandeja del reloj con dos pantallas en rojo. Damos click derecho, seleccionamos el archivo de configuración (visible si hay más de uno), y damos a <text:span text:style-name="T10">connect</text:span>.</text:p>
      <text:p text:style-name="P4">Para desconectar damos click derecho al icono de la bandeja del reloj y seleccionamos <text:span text:style-name="T10">disconnect</text:span><text:span text:style-name="T11">.</text:span></text:p>
      <text:p text:style-name="P4"><text:span text:style-name="T11">Para salir damos click derecho al icono de la bandeja del reloj y seleccionamos </text:span><text:span text:style-name="T10">exit</text:span><text:span text:style-name="T11">.</text:span></text:p>
      <text:h text:style-name="P20" text:outline-level="1">Errores conocidos</text:h>
      <text:list xml:id="list1371081763652747902" text:style-name="L4">
        <text:list-item>
          <text:p text:style-name="P16"><text:span text:style-name="T13">El portable </text:span><text:span text:style-name="T12">no funciona si se ejecuta desde un lugar de sólo lectura, ya que la instalación/desinstalación del driver necesita extraer el ejecutable para proceder. Eso se cambiará en versiones posterior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2cm" fo:margin-right="2cm" fo:margin-top="0cm" fo:margin-bottom="0.212cm" loext:contextual-spacing="false" fo:text-align="justify" style:justify-single-word="false" fo:text-indent="0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left="1cm" fo:margin-right="0cm" fo:margin-top="0.353cm" fo:margin-bottom="0.212cm" loext:contextual-spacing="false" fo:text-indent="0cm" style:auto-text-indent="false" fo:background-color="transparent" fo:keep-with-next="always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1.799cm" fo:margin-bottom="0cm" loext:contextual-spacing="tru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background-color="transparen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fo:margin-left="0.101cm" fo:margin-right="0.101cm" style:wrap="dynamic" style:number-wrapped-paragraphs="no-limit" style:wrap-contour="false" style:vertical-pos="from-top" style:vertical-rel="paragraph-content" style:horizontal-pos="from-left" style:horizontal-rel="paragraph-content" draw:fill-image-width="0cm" draw:fill-image-height="0cm" fo:padding="0cm" fo:border="0.74pt solid #000000" style:shadow="#dddddd -0.049cm 0.049cm" draw:shadow-opacity="100%">
        <style:columns fo:column-count="1" fo:column-gap="0cm"/>
      </style:graphic-properties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9M12S</meta:editing-duration>
    <meta:editing-cycles>29</meta:editing-cycles>
    <meta:generator>LibreOffice/5.0.2.2$Windows_X86_64 LibreOffice_project/37b43f919e4de5eeaca9b9755ed688758a8251fe</meta:generator>
    <dc:date>2015-12-27T14:15:22.692000000</dc:date>
    <meta:document-statistic meta:table-count="0" meta:image-count="0" meta:object-count="0" meta:page-count="1" meta:paragraph-count="41" meta:word-count="661" meta:character-count="3879" meta:non-whitespace-character-count="3284"/>
    <meta:user-defined meta:name="Info 1"/>
    <meta:user-defined meta:name="Info 2"/>
    <meta:user-defined meta:name="Info 3"/>
    <meta:user-defined meta:name="Info 4"/>
  </office:meta>
</office:document-meta>
</file>